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Community Survey 2013</text:p>
          </table: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covered-table-cell table:style-name="ce7" office:value-type="string">
            <text:p>Open Source Hardware Community Survey 2013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id you attend the Open-Hardware Summit in 2010?</text:p>
          </table:table-cell>
          <table:covered-table-cell table:style-name="ce8" office:value-type="string">
            <text:p>Did you attend the Open-Hardware Summit in 2010?</text:p>
          </table:covered-table-cell>
          <table:covered-table-cell table:style-name="ce8" office:value-type="string">
            <text:p>Did you attend the Open-Hardware Summit in 2010?</text:p>
          </table:covered-table-cell>
          <table:covered-table-cell table:style-name="ce8" office:value-type="string">
            <text:p>Did you attend the Open-Hardware Summit in 2010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027">
            <text:p>2.7%</text:p>
          </table:table-cell>
          <table:table-cell table:style-name="ce15" office:value-type="float" office:value="21">
            <text:p>21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973">
            <text:p>97.3%</text:p>
          </table:table-cell>
          <table:table-cell table:style-name="ce15" office:value-type="float" office:value="743">
            <text:p>743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764">
            <text:p>764</text:p>
          </table:covered-table-cell>
          <table:table-cell table:style-name="ce16" office:value-type="float" office:value="764">
            <text:p>764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243">
            <text:p>243</text:p>
          </table:covered-table-cell>
          <table:table-cell table:style-name="ce17" office:value-type="float" office:value="243">
            <text:p>243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5">01/15/2014</text:date>, <text:time>16:5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  <dc:date>2014-01-15T16:57:10</dc:date>
    <dc:creator>Catarina Mota</dc:creator>
    <meta:editing-duration>PT00H00M13S</meta:editing-duration>
    <meta:editing-cycles>1</meta:editing-cycles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3.929cm" svg:y="0.18cm" chart:style-name="ch2">
          <text:p>Did you attend the Open-Hardware Summit in 2010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027">
                <text:p text:id="'Question 1'.C4:'Question 1'.C5">0.027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973">
                <text:p>0.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3$Unix OpenOffice.org_project/Patch 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